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paragraph-rsid="0010fd20"/>
    </style:style>
    <style:style style:name="P2" style:family="paragraph" style:parent-style-name="Standard">
      <style:text-properties style:font-name="Courier New" officeooo:paragraph-rsid="001295de"/>
    </style:style>
    <style:style style:name="P3" style:family="paragraph" style:parent-style-name="Standard">
      <style:text-properties style:font-name="Courier New" officeooo:paragraph-rsid="00146643"/>
    </style:style>
    <style:style style:name="P4" style:family="paragraph" style:parent-style-name="Standard">
      <style:text-properties style:font-name="Courier New" officeooo:paragraph-rsid="001558ce"/>
    </style:style>
    <style:style style:name="P5" style:family="paragraph" style:parent-style-name="Standard">
      <style:text-properties style:font-name="Courier New" officeooo:paragraph-rsid="0018255a"/>
    </style:style>
    <style:style style:name="P6" style:family="paragraph" style:parent-style-name="Standard">
      <style:text-properties style:font-name="Courier New" officeooo:paragraph-rsid="001bcadb"/>
    </style:style>
    <style:style style:name="P7" style:family="paragraph" style:parent-style-name="Standard">
      <style:text-properties style:font-name="Courier New" officeooo:paragraph-rsid="001cbf87"/>
    </style:style>
    <style:style style:name="P8" style:family="paragraph" style:parent-style-name="Standard">
      <style:text-properties style:font-name="Courier New" officeooo:paragraph-rsid="001d5751"/>
    </style:style>
    <style:style style:name="P9" style:family="paragraph" style:parent-style-name="Standard">
      <style:text-properties style:font-name="Courier New" officeooo:paragraph-rsid="001ef5f6"/>
    </style:style>
    <style:style style:name="P10" style:family="paragraph" style:parent-style-name="Standard">
      <style:text-properties style:font-name="Courier New" officeooo:paragraph-rsid="00205f85"/>
    </style:style>
    <style:style style:name="P11" style:family="paragraph" style:parent-style-name="Standard">
      <style:text-properties style:font-name="Courier New" fo:font-weight="bold" officeooo:paragraph-rsid="00205f85" style:font-weight-asian="bold" style:font-weight-complex="bold"/>
    </style:style>
    <style:style style:name="P12" style:family="paragraph" style:parent-style-name="Standard">
      <style:text-properties fo:color="#ff0000" style:font-name="Courier New" fo:font-style="italic" fo:font-weight="bold" officeooo:paragraph-rsid="00205f85" style:font-style-asian="italic" style:font-weight-asian="bold" style:font-style-complex="italic" style:font-weight-complex="bold"/>
    </style:style>
    <style:style style:name="T1" style:family="text">
      <style:text-properties officeooo:rsid="0010fd20"/>
    </style:style>
    <style:style style:name="T2" style:family="text">
      <style:text-properties officeooo:rsid="001295de"/>
    </style:style>
    <style:style style:name="T3" style:family="text">
      <style:text-properties officeooo:rsid="00146643"/>
    </style:style>
    <style:style style:name="T4" style:family="text">
      <style:text-properties officeooo:rsid="001558ce"/>
    </style:style>
    <style:style style:name="T5" style:family="text">
      <style:text-properties officeooo:rsid="00171ea1"/>
    </style:style>
    <style:style style:name="T6" style:family="text">
      <style:text-properties officeooo:rsid="0018255a"/>
    </style:style>
    <style:style style:name="T7" style:family="text">
      <style:text-properties officeooo:rsid="001a086b"/>
    </style:style>
    <style:style style:name="T8" style:family="text">
      <style:text-properties officeooo:rsid="001ba966"/>
    </style:style>
    <style:style style:name="T9" style:family="text">
      <style:text-properties officeooo:rsid="001bcadb"/>
    </style:style>
    <style:style style:name="T10" style:family="text">
      <style:text-properties officeooo:rsid="001cbf87"/>
    </style:style>
    <style:style style:name="T11" style:family="text">
      <style:text-properties officeooo:rsid="001d5751"/>
    </style:style>
    <style:style style:name="T12" style:family="text">
      <style:text-properties officeooo:rsid="001ef5f6"/>
    </style:style>
    <style:style style:name="T13" style:family="text">
      <style:text-properties officeooo:rsid="00205f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усть Omega = ( cov(eps[i], eps[j]) ) <text:s/>- недиагональная. </text:span></text:p>
      <text:p text:style-name="P1"><text:span text:style-name="T1">1) диагональная, но на диагонали sigma[i]^2... sigma[n]^2</text:span></text:p>
      <text:p text:style-name="P1"><text:span text:style-name="T1">2) совсем недиаг. &gt;= 0 и Omega t = Omega = Omega* <text:s text:c="2"/>(все элементы действительные)</text:span></text:p>
      <text:p text:style-name="P1"><text:span text:style-name="T1"/></text:p>
      <text:p text:style-name="P1"><text:span text:style-name="T1">Тогда что?</text:span></text:p>
      <text:p text:style-name="P1"><text:span text:style-name="T2">1) </text:span><text:span text:style-name="T1">Если у 1-3 и етсь, 4 или 5 нарушены, то будет ли оценка по МНК ^b несмещённой ?</text:span></text:p>
      <text:p text:style-name="P2"><text:span text:style-name="T2">2) M[e] = ? , e = Y - ^Y</text:span></text:p>
      <text:p text:style-name="P2"><text:span text:style-name="T2">3) V[e] - ?</text:span></text:p>
      <text:p text:style-name="P2"><text:span text:style-name="T2">4) B : B^2 = B, Bt = B, B X = 0, A – произвольная, At = A = A*, <text:line-break/>&gt;= 0, верно ли, что trace(B A B) = trace (B^2 A). trace - <text:s/>сумма диаг элементов.</text:span></text:p>
      <text:p text:style-name="P2"><text:span text:style-name="T2"/></text:p>
      <text:p text:style-name="P2"><text:span text:style-name="T2">Доказываем. </text:span></text:p>
      <text:p text:style-name="P2"><text:span text:style-name="T2">1) Слово в слово. Нигде не использовали вид матрицы.</text:span></text:p>
      <text:p text:style-name="P3"><text:span text:style-name="T3">2) M[e] = M[Y - ^Y] = M[Y – X ^b] = M[X beta + eps – X ^b] = X*M[beta] – X*M[^b] = 0;</text:span></text:p>
      <text:p text:style-name="P3"><text:span text:style-name="T3">3) </text:span><text:span text:style-name="T4">...</text:span></text:p>
      <text:p text:style-name="P4"><text:span text:style-name="T4">Случай 1. <text:s/>Классическая модель. </text:span></text:p>
      <text:p text:style-name="P5"><text:span text:style-name="T5">V[e] = V[Y - ^Y] </text:span><text:span text:style-name="T6">=</text:span><text:span text:style-name="T5"> V[X beta + eps – X ^b] = V[X (beta - ^b) + eps] = M[(X (beta - ^b) + eps) * (X (beta - ^b) + eps)t ] {так как несмешённая, матожидание ноль} = </text:span><text:span text:style-name="T6">M[X(beta - ^b) (beta - ^b)t Xt + eps epst + X(beta - ^b) epst + eps (beta - ^b)t Xt] = <text:line-break/>M[X(beta - ^b) (beta - ^b)t Xt + eps epst - X(^b) epst - eps (^b)t Xt] = Omega + </text:span><text:span text:style-name="T8">M[</text:span><text:span text:style-name="T6">X ^b </text:span><text:span text:style-name="T8">^bt Xt]</text:span><text:span text:style-name="T6"> – X beta betat Xt - M[X(^b) epst + eps (^b)t Xt] </text:span><text:span text:style-name="T7">= ...</text:span></text:p>
      <text:p text:style-name="P6"><text:span text:style-name="T7"/></text:p>
      <text:p text:style-name="P6"><text:span text:style-name="T7"><text:tab/></text:span><text:span text:style-name="T6">M[X(^b) epst + eps (^b)t Xt] </text:span><text:span text:style-name="T8">= </text:span><text:span text:style-name="T6">M[X( </text:span><text:span text:style-name="T8">(Xt X)^-1 Xt Y</text:span><text:span text:style-name="T6">) epst + eps (</text:span><text:span text:style-name="T8">Xt X)^-1 Xt Y</text:span><text:span text:style-name="T6">)t Xt] </text:span><text:span text:style-name="T8">= </text:span><text:span text:style-name="T6">M[X( </text:span><text:span text:style-name="T8">(X)^-1 Y</text:span><text:span text:style-name="T6">) epst + eps </text:span><text:span text:style-name="T8">(</text:span><text:span text:style-name="T6">(</text:span><text:span text:style-name="T8">X)^-1 Y</text:span><text:span text:style-name="T6">)t Xt] </text:span><text:span text:style-name="T8">= <text:s/></text:span><text:span text:style-name="T6">M[</text:span><text:span text:style-name="T8"> Y</text:span><text:span text:style-name="T6"> epst + eps </text:span><text:span text:style-name="T8">Y</text:span><text:span text:style-name="T6">t] </text:span><text:span text:style-name="T8">= </text:span><text:span text:style-name="T6">M[</text:span><text:span text:style-name="T8"> </text:span><text:span text:style-name="T9">(X beta + eps)</text:span><text:span text:style-name="T6"> epst + eps </text:span><text:span text:style-name="T9">(X beta + eps)</text:span><text:span text:style-name="T6">t] </text:span><text:span text:style-name="T8">= </text:span><text:span text:style-name="T6">M[</text:span><text:span text:style-name="T8"> </text:span><text:span text:style-name="T9">( eps)</text:span><text:span text:style-name="T6"> epst + eps </text:span><text:span text:style-name="T9">( eps)</text:span><text:span text:style-name="T6">t] </text:span><text:span text:style-name="T9">= 2 Omega.</text:span></text:p>
      <text:p text:style-name="P6"><text:span text:style-name="T9"/></text:p>
      <text:p text:style-name="P6"><text:span text:style-name="T9">... = <text:s/></text:span><text:span text:style-name="T8">M[</text:span><text:span text:style-name="T6">X ^b </text:span><text:span text:style-name="T8">^bt Xt]</text:span><text:span text:style-name="T6"> – X beta betat Xt –</text:span><text:span text:style-name="T9"> Omega = <text:s/>...</text:span></text:p>
      <text:p text:style-name="P7"><text:span text:style-name="T9"/></text:p>
      <text:p text:style-name="P7"><text:span text:style-name="T9"><text:tab/></text:span><text:span text:style-name="T8">M[</text:span><text:span text:style-name="T6">X ^b </text:span><text:span text:style-name="T8">^bt Xt] </text:span><text:span text:style-name="T10">= </text:span><text:span text:style-name="T8">M[</text:span><text:span text:style-name="T6">X </text:span><text:span text:style-name="T8">(Xt X)^-1 Xt Y</text:span><text:span text:style-name="T6"> </text:span><text:span text:style-name="T10">(</text:span><text:span text:style-name="T8">(Xt X)^-1 Xt Y</text:span><text:span text:style-name="T10">)</text:span><text:span text:style-name="T8">t Xt] </text:span><text:span text:style-name="T10">= </text:span><text:span text:style-name="T8">M[</text:span><text:span text:style-name="T6">X </text:span><text:span text:style-name="T8">( X)^-1 <text:s/>Y</text:span><text:span text:style-name="T6"> </text:span><text:span text:style-name="T10">(</text:span><text:span text:style-name="T8">( X)^-1 <text:s/>Y</text:span><text:span text:style-name="T10">)</text:span><text:span text:style-name="T8">t Xt] </text:span><text:span text:style-name="T10">= </text:span><text:span text:style-name="T8">M[ <text:s/>Y</text:span><text:span text:style-name="T6"> </text:span><text:span text:style-name="T10">(</text:span><text:span text:style-name="T8"> <text:s/>Y</text:span><text:span text:style-name="T10">)</text:span><text:span text:style-name="T8">t ] <text:s/></text:span><text:span text:style-name="T10">= M[Y Yt] = <text:line-break/>M[(X beta + eps)(X beta + eps)] = X beta betat Xt + Omega.</text:span></text:p>
      <text:p text:style-name="P7"><text:span text:style-name="T10"/></text:p>
      <text:p text:style-name="P7"><text:span text:style-name="T10">... = 0</text:span></text:p>
      <text:p text:style-name="P7"><text:span text:style-name="T10"/></text:p>
      <text:p text:style-name="P7"><text:span text:style-name="T10">//</text:span><text:span text:style-name="T11">Короче, всё неправлиьно. Нельзя тут нет у Х обратной, поэтому всё, что я написал – ложь.</text:span></text:p>
      <text:p text:style-name="P7"><text:span text:style-name="T11"/></text:p>
      <text:p text:style-name="P7"><text:span text:style-name="T11">= M[epst X (Xt X)^-1 eps Xt] – M[X eps (Xt X)^-1 Xt epst] + Omega + X (Xt X )^-1 Xt Omega X (Xt X)^-1 Xt <text:s/></text:span><text:span text:style-name="T12">или как-то похоже.</text:span></text:p>
      <text:p text:style-name="P8"><text:span text:style-name="T11">Случай 1. Omega = S^2 E, тогда всё ок.</text:span></text:p>
      <text:p text:style-name="P9"><text:span text:style-name="T12">V[e] = sigma^2 M[E – X (Xt X)^-1 Xt]</text:span></text:p>
      <text:p text:style-name="P9"><text:span text:style-name="T12">Случай 2.</text:span></text:p>
      <text:p text:style-name="P9"><text:span text:style-name="T12"/></text:p>
      <text:p text:style-name="P9"><text:span text:style-name="T12">Короче, пока разберу 4 задачу.</text:span></text:p>
      <text:p text:style-name="P9"><text:span text:style-name="T12"/></text:p>
      <text:p text:style-name="P9"><text:span text:style-name="T12"/></text:p>
      <text:p text:style-name="P9"><text:soft-page-break/><text:span text:style-name="T12">4) </text:span><text:span text:style-name="T2">B : B^2 = B, Bt = B, B X = 0, A – произвольная, At = A = A*, <text:line-break/>&gt;= 0, верно ли, что trace(B A B) = trace (B^2 A).</text:span></text:p>
      <text:p text:style-name="P9"><text:span text:style-name="T2"/></text:p>
      <text:p text:style-name="P10"><text:span text:style-name="T13">ляляля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12">ESS = sum[e[i]]. M[ESS] = M[et e] = trace V[e] </text:span><text:span text:style-name="T13">вроде как..</text:span></text:p>
      <text:p text:style-name="P10"><text:span text:style-name="T13">Чему равно оно на самом деле?</text:span></text:p>
      <text:p text:style-name="P10"><text:span text:style-name="T13">^b = beta + A eps</text:span></text:p>
      <text:p text:style-name="P10"><text:span text:style-name="T13">e = X(beta - ^b) + eps = -X A eps + eps. <text:s/>X A – симметричная матр.</text:span></text:p>
      <text:p text:style-name="P10"><text:span text:style-name="T13">M[et e] = M[ eps (E – XA)(E – XA)t epst] = M[ eps (E – XA)(E – XA) epst] = M[ eps (E + (X A)^2 – 2 X A) epst] = S^2 + trace(E-X A) = S^2 (n-k-1)</text:span></text:p>
      <text:p text:style-name="P12"><text:span text:style-name="T13">Попросить вывести аккуратно!</text:span></text:p>
      <text:p text:style-name="P10"><text:span text:style-name="T13"/></text:p>
      <text:p text:style-name="P11"><text:span text:style-name="T13">440 анастатия сергеевна. <text:s/>Хотим встретиться со студентами этф или фавт. Сказать ей. Не знаем, в какой аудитории. </text:span></text:p>
      <text:p text:style-name="P10"><text:span text:style-name="T13"/></text:p>
      <text:p text:style-name="P10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10S</meta:editing-duration>
    <meta:editing-cycles>14</meta:editing-cycles>
    <meta:generator>LibreOffice/3.6$Linux_X86_64 LibreOffice_project/360m1$Build-2</meta:generator>
    <dc:date>2013-03-05T11:29:27</dc:date>
    <meta:document-statistic meta:table-count="0" meta:image-count="0" meta:object-count="0" meta:page-count="2" meta:paragraph-count="33" meta:word-count="581" meta:character-count="2442" meta:non-whitespace-character-count="1868"/>
    <meta:user-defined meta:name="Info 1"/>
    <meta:user-defined meta:name="Info 2"/>
    <meta:user-defined meta:name="Info 3"/>
    <meta:user-defined meta:name="Info 4"/>
  </office:meta>
</office:document-meta>
</file>